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ru" fo:country="RU" officeooo:rsid="00135a70" officeooo:paragraph-rsid="00135a70"/>
    </style:style>
    <style:style style:name="P2" style:family="paragraph" style:parent-style-name="Standard" style:list-style-name="WWNum1">
      <style:paragraph-properties fo:text-align="start" style:justify-single-word="false" style:writing-mode="lr-tb"/>
      <style:text-properties officeooo:paragraph-rsid="00135a70"/>
    </style:style>
    <style:style style:name="P3" style:family="paragraph" style:parent-style-name="Standard" style:list-style-name="WWNum1">
      <style:paragraph-properties fo:text-align="start" style:justify-single-word="false" style:writing-mode="lr-tb"/>
      <style:text-properties fo:language="ru" fo:country="RU" officeooo:paragraph-rsid="00135a70" style:language-asian="zh" style:country-asian="CN" style:language-complex="hi" style:country-complex="IN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h" style:country-asian="CN" style:language-complex="hi" style:country-complex="IN"/>
    </style:style>
    <style:style style:name="T3" style:family="text">
      <style:text-properties fo:language="ru" fo:country="RU" style:language-asian="zh" style:country-asian="CN" style:language-complex="hi" style:country-complex="IN"/>
    </style:style>
    <style:style style:name="T4" style:family="text">
      <style:text-properties fo:language="ru" fo:country="RU" officeooo:rsid="00135a70" style:language-asian="zh" style:country-asian="CN" style:language-complex="hi" style:country-complex="IN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ru" fo:country="RU" style:language-asian="zh" style:country-asian="CN" style:language-complex="hi" style:country-complex="IN"/>
    </style:style>
    <style:style style:name="T7" style:family="text">
      <style:text-properties style:text-position="super 58%" fo:language="ru" fo:country="RU" officeooo:rsid="00135a70" style:language-asian="zh" style:country-asian="CN" style:language-complex="hi" style:country-complex="IN"/>
    </style:style>
    <style:style style:name="T8" style:family="text">
      <style:text-properties style:text-position="super 58%" fo:language="en" fo:country="US" style:language-asian="zh" style:country-asian="CN" style:language-complex="hi" style:country-complex="IN"/>
    </style:style>
    <style:style style:name="T9" style:family="text">
      <style:text-properties style:text-position="0% 100%" fo:font-size="12pt" fo:language="en" fo:country="US" style:font-size-asian="12pt" style:language-asian="zh" style:country-asian="CN" style:language-complex="hi" style:country-complex="IN"/>
    </style:style>
    <style:style style:name="T10" style:family="text">
      <style:text-properties style:text-position="0% 100%" fo:font-size="12pt" fo:language="ru" fo:country="RU" style:font-size-asian="12pt"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Зайцев К0709-2<text:span text:style-name="T1">2/3</text:span></text:h>
      <text:list text:style-name="WWNum1">
        <text:list-item>
          <text:p text:style-name="P2" loext:marker-style-name="T3"><text:span text:style-name="T3">Решено на паре</text:span></text:p>
        </text:list-item>
        <text:list-item>
          <text:p text:style-name="P2" loext:marker-style-name="T3"><text:span text:style-name="T3">Решено на паре</text:span></text:p>
        </text:list-item>
        <text:list-item>
          <text:p text:style-name="P2" loext:marker-style-name="T3"><text:span text:style-name="T3">O(n) - первый цикл имеет сложность O(n), а второй цикл O(1), ведь он выполняется только единожды раз из-за комманды break.</text:span></text:p>
        </text:list-item>
        <text:list-item>
          <text:p text:style-name="P2" loext:marker-style-name="T3"><text:span text:style-name="T3">O(n * log n) - главный цикл имеет сложность O(n/2) а вложенный в него имеет сложность O(log n), а вложенный вложенный (не знаю, как его еще назвать) цикл тоже имеет сложность O(log n), потому что итератор удваивается на каждой итерации, пока не достигнет n. в итоге получаем O(n/2 * log</text:span><text:span text:style-name="T6">2</text:span><text:span text:style-name="T3">n), а после отбрасывания констант получаем ответ.</text:span></text:p>
        </text:list-item>
        <text:list-item>
          <text:p text:style-name="P2" loext:marker-style-name="T3"><text:span text:style-name="T3">O(n</text:span><text:span text:style-name="T6">2</text:span><text:span text:style-name="T3"> * log n) - главный цикл обладает сложностью O(n/2), упростив логическое выражение во вложенном цикле можно понять, что он имеет ту же сложность, что и главный, а вложенный вложенный цикл обладает сложностью O(log n) поскольку итератор увеличивается вдвое на каждой итерации пока не достигнет n. В итоге получаем O(n/2 * n/2 * log n), далее отбрасываем константы и получаем ответ.</text:span></text:p>
        </text:list-item>
        <text:list-item>
          <text:p text:style-name="P2" loext:marker-style-name="T3"><text:span text:style-name="T3">O(sqrt(n)) – путем перебора значений переменной n, можно выявить закономерность, что количество итераций квадратично зависит от увеличения переменной n (не знаю как это иначе объяснить, только перебирать значения n и приводить примеры).</text:span></text:p>
        </text:list-item>
        <text:list-item>
          <text:p text:style-name="P3" loext:marker-style-name="T3"/>
        </text:list-item>
        <text:list-item>
          <text:p text:style-name="P2" loext:marker-style-name="T3"><text:span text:style-name="T3">O(sqrt n) – смотреть пункт 6</text:span></text:p>
        </text:list-item>
        <text:list-item>
          <text:p text:style-name="P2" loext:marker-style-name="T3"><text:span text:style-name="T3">O(n) – так, как единственный цикл в функции выполняется n раз, а остальные части кода имеют константную сложность.</text:span></text:p>
        </text:list-item>
        <text:list-item>
          <text:p text:style-name="P2" loext:marker-style-name="T3"><text:span text:style-name="T3">в лучшем случае цикл не выполниться ни разу, а в худшем случае может быть вплоть до бесконечности итераций, в зависимости от того во сколько раз наибольшее число больше наименьшего.</text:span></text:p>
        </text:list-item>
        <text:list-item>
          <text:p text:style-name="P2" loext:marker-style-name="T3"><text:span text:style-name="T3">O(sqrt(n)) — так как программа будет выполняться до тех пор пока </text:span><text:span text:style-name="T2">i</text:span><text:span text:style-name="T8">2</text:span><text:span text:style-name="T9"> </text:span><text:span text:style-name="T10">меньше </text:span><text:span text:style-name="T9">n.</text:span></text:p>
        </text:list-item>
        <text:list-item>
          <text:p text:style-name="P2" loext:marker-style-name="T3"><text:span text:style-name="T3">O(log n)</text:span></text:p>
        </text:list-item>
        <text:list-item>
          <text:p text:style-name="P2" loext:marker-style-name="T3"><text:span text:style-name="T3">O(n</text:span><text:span text:style-name="T6">2</text:span><text:span text:style-name="T3">)</text:span></text:p>
        </text:list-item>
        <text:list-item>
          <text:p text:style-name="P2" loext:marker-style-name="T3"><text:span text:style-name="T3">O(n</text:span><text:span text:style-name="T6">2</text:span><text:span text:style-name="T3">) - главный цикл сделает n итераций, а вложенный n/i итераций. А общая сложность алгоритма будет n</text:span><text:span text:style-name="T6">2</text:span></text:p>
        </text:list-item>
        <text:list-item>
          <text:p text:style-name="P2" loext:marker-style-name="T3"><text:span text:style-name="T3">O(n</text:span><text:span text:style-name="T6">2</text:span><text:span text:style-name="T3">) - главный цикл имеет сложность n/3, а вложенный из за шага в 4 имеет сложность n/4, так что сложность данной программы будет O(n/3*n/4), после отбрасывания констант получаем ответ.</text:span></text:p>
        </text:list-item>
        <text:list-item>
          <text:p text:style-name="P2" loext:marker-style-name="T3"><text:span text:style-name="T3">O(log n) - главный и вложенный цикл имеют сложность логарифм по основанию 2 от n, поскольку циклы вложенные мы перемножаем их сложность и получаем O(log^2 n), а после отбрасываем степень.</text:span></text:p>
        </text:list-item>
        <text:list-item>
          <text:p text:style-name="P2" loext:marker-style-name="T2"><text:span text:style-name="T2">O(log n) – </text:span><text:span text:style-name="T3">потому что </text:span><text:span text:style-name="T2">j </text:span><text:span text:style-name="T3">будет увеличиваться в 2 раза при каждой итерации, пока она не превысит </text:span><text:span text:style-name="T2">n.</text:span></text:p>
        </text:list-item>
        <text:list-item>
          <text:p text:style-name="P2" loext:marker-style-name="T3"><text:span text:style-name="T3">O(N + M) - <text:s/>так как первый цикл имеет сложность O(N), а второй имеет сложность O(M), операции внутри циклов имеют константную сложность и поэтому мы просто складываем их сложность и получаем ответ.</text:span></text:p>
        </text:list-item>
        <text:list-item>
          <text:p text:style-name="P2" loext:marker-style-name="T3"><text:span text:style-name="T3">O(n</text:span><text:span text:style-name="T6">2</text:span><text:span text:style-name="T10">) – количество итераций главного цикла равно n, а количество внутреннего цикла зависит от значения итератора главного цикла(а именно N-i раз). Общее количество итераций можно определить по формуле суммы первых n членов арифметической прогрессии ((N * (N+1)) / 2 </text:span></text:p>
        </text:list-item>
        <text:list-item>
          <text:p text:style-name="P2" loext:marker-style-name="T3"><text:span text:style-name="T2">O(n * log n) </text:span><text:span text:style-name="T3">- так как главный цикл имеет сложность </text:span><text:span text:style-name="T2">O(n/2), </text:span><text:span text:style-name="T3">а вложенный в него </text:span><text:span text:style-name="T2">O(log n). </text:span><text:span text:style-name="T3">перемножаем их, отбрасываем константы и получаем ответ.</text:span></text:p>
        </text:list-item>
        <text:list-item>
          <text:p text:style-name="P2" loext:marker-style-name="T3"><text:span text:style-name="T3">log(n) – при переборе значений N, можно выявить закономерность- если если значение N увеличивается в 2 раза, то количество итераций цикла увеличится на 1. </text:span></text:p>
        </text:list-item>
        <text:list-item>
          <text:p text:style-name="P2" loext:marker-style-name="T3"><text:span text:style-name="T3">O(n) – так как цикл выполняется n раз, несмотря на умножение итератора на k</text:span></text:p>
        </text:list-item>
        <text:list-item>
          <text:p text:style-name="P2" loext:marker-style-name="T3"><text:soft-page-break/><text:span text:style-name="T4">O(n</text:span><text:span text:style-name="T7">2</text:span><text:span text:style-name="T4">) - поскольку начальное значение итератора вложенного цикла зависит от значения итератора внешнего цикла, то сложность алгоритма можно определить по формуле суммы первых n членов арифметической прогрессии, но после отбрасывания констант получаем n</text:span><text:span text:style-name="T7">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5T22:20:19.582000000</meta:creation-date>
    <dc:date>2023-09-15T22:22:22.907000000</dc:date>
    <meta:editing-duration>PT1M51S</meta:editing-duration>
    <meta:editing-cycles>2</meta:editing-cycles>
    <meta:generator>LibreOffice/7.6.1.2$Windows_X86_64 LibreOffice_project/f5defcebd022c5bc36bbb79be232cb6926d8f674</meta:generator>
    <meta:print-date>2023-09-15T22:22:04.161000000</meta:print-date>
    <meta:document-statistic meta:table-count="0" meta:image-count="0" meta:object-count="0" meta:page-count="2" meta:paragraph-count="24" meta:word-count="524" meta:character-count="3258" meta:non-whitespace-character-count="2769"/>
  </office:meta>
</office:document-meta>
</file>